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8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5.92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62cm" fo:min-width="3.7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7.6cm" svg:height="3.1cm" svg:x="4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7.6cm" svg:height="3.1cm" svg:x="5.1cm" svg:y="22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2cm" svg:height="2.4cm" svg:x="3.3cm" svg:y="6.1cm">
          <text:p text:style-name="P1">Wprowadź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6cm" svg:height="5.5cm" svg:x="6.4cm" svg:y="9.9cm">
          <text:p text:style-name="P1">Czy liczba<text:line-break/> dzieli się przez 2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6.7cm" svg:height="2.4cm" svg:x="1cm" svg:y="16.5cm">
          <text:p text:style-name="P1">Wyprowadź:<text:line-break/> liczba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6.7cm" svg:height="2.4cm" svg:x="10.6cm" svg:y="16.8cm">
          <text:p text:style-name="P1">Wyprowadź:<text:line-break/> liczba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8.5cm" svg:y1="4.6cm" svg:x2="8.4cm" svg:y2="6.1cm" draw:start-shape="id1" draw:start-glue-point="8" draw:end-shape="id2" svg:d="M8500 4600l-100 1500" svg:viewBox="0 0 101 1501">
          <text:p/>
        </draw:connector>
        <draw:connector draw:style-name="gr5" draw:text-style-name="P2" draw:layer="layout" draw:type="line" svg:x1="8.4cm" svg:y1="8.5cm" svg:x2="9.2cm" svg:y2="9.9cm" draw:start-shape="id2" draw:start-glue-point="8" draw:end-shape="id3" draw:end-glue-point="4" svg:d="M8400 8500l800 1400" svg:viewBox="0 0 801 1401">
          <text:p/>
        </draw:connector>
        <draw:connector draw:style-name="gr6" draw:text-style-name="P2" draw:layer="layout" svg:x1="6.4cm" svg:y1="12.65cm" svg:x2="4.35cm" svg:y2="16.5cm" draw:start-shape="id3" draw:start-glue-point="5" draw:end-shape="id4" draw:end-glue-point="5" svg:d="M6400 12650h-2050v3850" svg:viewBox="0 0 2051 3851">
          <text:p text:style-name="P1">TAK</text:p>
        </draw:connector>
        <draw:connector draw:style-name="gr6" draw:text-style-name="P2" draw:layer="layout" svg:x1="12cm" svg:y1="12.65cm" svg:x2="14.788cm" svg:y2="16.8cm" draw:start-shape="id3" draw:start-glue-point="7" draw:end-shape="id5" draw:end-glue-point="4" svg:d="M12000 12650h2788v4150" svg:viewBox="0 0 2789 4151">
          <text:p text:style-name="P1">NIE</text:p>
        </draw:connector>
        <draw:connector draw:style-name="gr5" draw:text-style-name="P2" draw:layer="layout" draw:type="line" svg:x1="4.35cm" svg:y1="18.9cm" svg:x2="8.9cm" svg:y2="22.4cm" draw:start-shape="id4" draw:start-glue-point="8" draw:end-shape="id6" draw:end-glue-point="4" svg:d="M4350 18900l4550 3500" svg:viewBox="0 0 4551 3501">
          <text:p/>
        </draw:connector>
        <draw:connector draw:style-name="gr5" draw:text-style-name="P2" draw:layer="layout" draw:type="line" svg:x1="13.112cm" svg:y1="19.2cm" svg:x2="8.9cm" svg:y2="22.4cm" draw:start-shape="id5" draw:start-glue-point="7" draw:end-shape="id6" draw:end-glue-point="4" svg:d="M13112 19200l-4212 3200" svg:viewBox="0 0 4213 3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18.155437650</meta:creation-date>
    <dc:date>2020-09-16T12:09:49.878866237</dc:date>
    <meta:editing-duration>PT6M20S</meta:editing-duration>
    <meta:editing-cycles>2</meta:editing-cycles>
    <meta:generator>LibreOffice/6.4.5.2$Linux_X86_64 LibreOffice_project/40$Build-2</meta:generator>
    <meta:document-statistic meta:object-count="12"/>
  </office:meta>
</office:document-meta>
</file>